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cm" fo:margin-top="0cm" fo:margin-bottom="0cm" table:align="center"/>
    </style:style>
    <style:style style:name="Tableau1.A" style:family="table-column">
      <style:table-column-properties style:column-width="17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35cm solid #000001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weight="normal" style:font-weight-asian="normal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text-properties fo:font-weight="normal" style:font-weight-asian="normal"/>
    </style:style>
    <style:style style:name="P7" style:family="paragraph" style:parent-style-name="Standard">
      <style:paragraph-properties fo:text-align="center" style:justify-single-word="false"/>
      <style:text-properties fo:font-weight="normal" style:font-weight-asian="normal"/>
    </style:style>
    <style:style style:name="P8" style:family="paragraph" style:parent-style-name="Standard" style:list-style-name="L1"/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L5"/>
    <style:style style:name="P11" style:family="paragraph" style:parent-style-name="Standard" style:list-style-name="L7"/>
    <style:style style:name="T1" style:family="text">
      <style:text-properties style:font-name="Noto Sans Symbols" style:font-name-asian="Noto Sans Symbols1" style:font-name-complex="Noto Sans Symbols1"/>
    </style:style>
    <style:style style:name="T2" style:family="text">
      <style:text-properties fo:font-weight="normal" style:font-weight-asian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bdoulaye THIAW<text:tab/><text:tab/><text:tab/><text:tab/><text:tab/><text:tab/><text:tab/><text:tab/><text:tab/><text:tab/>21 ans</text:p>
      <text:p text:style-name="Standard">15, Rue Honoré</text:p>
      <text:p text:style-name="Standard">93500 Pantin</text:p>
      <text:p text:style-name="Standard"><text:span text:style-name="T1">✆</text:span> 07.82.20.93.07 <text:s text:c="35"/></text:p>
      <text:p text:style-name="Standard">abdoulaye.at@gmail.com </text:p>
      <text:p text:style-name="Standard">Permis A &amp; B</text:p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DÉVELOPPEUR <text:s/>/ INTÉGRATEUR WEB</text:p>
          </table:table-cell>
        </table:table-row>
      </table:table>
      <text:p text:style-name="P2"/>
      <text:p text:style-name="P2"/>
      <text:p text:style-name="P2">Formation</text:p>
      <text:p text:style-name="Standard"/>
      <text:p text:style-name="Standard">Février 2017<text:tab/><text:tab/>(En cours) Certification Développeur/Intégrateur web à l'école du numérique du PoleS</text:p>
      <text:p text:style-name="Standard"/>
      <text:p text:style-name="Standard">2014/2015<text:tab/> <text:s text:c="11"/>Niveau BAC STI2D<text:tab/>- <text:s text:c="5"/>Lycée Le Corbusier à Aubervilliers </text:p>
      <text:p text:style-name="Standard"><text:tab/><text:tab/><text:tab/><text:tab/><text:tab/><text:tab/> <text:s text:c="6"/>Option Systèmes Informatiques et Numériques</text:p>
      <text:p text:style-name="Standard"/>
      <text:p text:style-name="Standard"/>
      <text:p text:style-name="P2">Expériences professionnelles</text:p>
      <text:p text:style-name="P2"/>
      <text:p text:style-name="P3">Août à Octobre 2016<text:tab/><text:tab/>Chauffeur VTC AM Entreprises (Seine Saint-Denis)</text:p>
      <text:p text:style-name="P3"/>
      <text:p text:style-name="P3">Février à Mai 2016<text:tab/> <text:s text:c="4"/><text:tab/>Ventouseur pour Charlie Film (Paris)</text:p>
      <text:p text:style-name="Standard"/>
      <text:p text:style-name="Standard">Août à Décembre 2015 <text:s/><text:tab/>Livreur pour le Restaurant Horatu <text:s/>(Pantin)</text:p>
      <text:p text:style-name="Standard"><text:tab/><text:tab/><text:tab/> <text:s text:c="3"/><text:tab/> <text:s text:c="4"/>Saisie et préparations des commandes</text:p>
      <text:p text:style-name="Standard"><text:tab/><text:tab/><text:tab/> <text:s text:c="3"/><text:tab/> <text:s text:c="4"/>Livraison des commandes<text:tab/></text:p>
      <text:p text:style-name="Standard"/>
      <text:p text:style-name="Standard">Février et avril 2013<text:tab/><text:tab/>Vendeur au marché de Porte de St-Ouen (vacances et week-end)</text:p>
      <text:p text:style-name="Standard"><text:tab/><text:tab/><text:tab/><text:tab/> <text:s text:c="4"/>Installation du stand,</text:p>
      <text:p text:style-name="Standard"><text:tab/><text:tab/><text:tab/><text:tab/> <text:s text:c="4"/>Vente de prêt-à-porter</text:p>
      <text:p text:style-name="Standard"/>
      <text:p text:style-name="Standard">Janvier 2011<text:tab/><text:tab/><text:tab/>Stage d'observation à l'IMEPP (Pantin - année de 3ème)</text:p>
      <text:p text:style-name="Standard"><text:tab/><text:tab/><text:tab/><text:tab/> <text:s text:c="4"/>Traitement de dossiers administratifs</text:p>
      <text:p text:style-name="Standard"><text:tab/><text:tab/><text:tab/><text:tab/> <text:s text:c="4"/>Accueil téléphonique</text:p>
      <text:p text:style-name="P9"/>
      <text:p text:style-name="Standard"/>
      <text:p text:style-name="P2">Connaissances</text:p>
      <text:p text:style-name="P7"/>
      <text:list xml:id="list7844541163968568279" text:style-name="L1">
        <text:list-header>
          <text:p text:style-name="P8">Front :</text:p>
          <text:list>
            <text:list-header>
              <text:p text:style-name="P8">HTML5, Canvas html, CSS3, Javascript, jQuery, Wordpress, Bootstrap</text:p>
            </text:list-header>
          </text:list>
          <text:p text:style-name="P8"/>
          <text:p text:style-name="P8">Back :</text:p>
          <text:list text:continue-numbering="true">
            <text:list-header>
              <text:p text:style-name="P8">PHP, Ajax, SQL</text:p>
            </text:list-header>
          </text:list>
        </text:list-header>
      </text:list>
      <text:p text:style-name="Standard"><text:tab/></text:p>
      <text:p text:style-name="Standard"><text:tab/>Plus :<text:tab/></text:p>
      <text:list xml:id="list6842974705824259975" text:style-name="L5">
        <text:list-item>
          <text:p text:style-name="P10">Github, Photoshop, connaissances SEO</text:p>
        </text:list-item>
      </text:list>
      <text:p text:style-name="Standard"/>
      <text:p text:style-name="Standard"/>
      <text:p text:style-name="Standard"/>
      <text:p text:style-name="P2"/>
      <text:p text:style-name="P2"><text:soft-page-break/>Langues</text:p>
      <text:p text:style-name="P3"><text:tab/>Anglais : Lu et parlé</text:p>
      <text:p text:style-name="P3"><text:tab/>Arabe <text:s text:c="3"/>: Notions (niveau scolaire) </text:p>
      <text:p text:style-name="P3"/>
      <text:p text:style-name="P3"/>
      <text:p text:style-name="P2">Mes centres d'intérêts</text:p>
      <text:p text:style-name="P3"/>
      <text:list xml:id="list6673559040934082623" text:style-name="L7">
        <text:list-header>
          <text:p text:style-name="P11"><text:span text:style-name="T2">• <text:s/>Boxe thailandaise<text:tab/>• <text:s/>Natation<text:tab/><text:tab/>• <text:s/>Vélo<text:tab/></text:span></text:p>
          <text:p text:style-name="P11"><text:span text:style-name="T2"/></text:p>
        </text:list-header>
      </text:list>
      <text:p text:style-name="Standard"><text:span text:style-name="T2"><text:tab/>• <text:s/>Séries / Mangas<text:tab/>• <text:s/>Sports mécaniques<text:tab/>• <text:s/>Documentaires</text:span></text:p>
      <text:p text:style-name="Standard"><text:span text:style-name="T2"/></text:p>
      <text:p text:style-name="Standard"><text:span text:style-name="T2"><text:tab/><text:tab/></text:span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2pt" fo:language="fr" fo:country="FR" fo:font-style="normal" style:text-underline-style="none" fo:font-weight="normal" style:font-size-asian="12pt" style:language-asian="zh" style:country-asian="CN" style:font-style-asian="normal" style:font-weight-asian="normal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Times New Roman" fo:font-size="12pt" fo:language="fr" fo:country="FR" fo:font-style="normal" style:text-underline-style="none" fo:font-weight="normal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.762cm" fo:margin-right="0cm" fo:margin-top="0.423cm" fo:margin-bottom="0.212cm" fo:line-height="100%" fo:text-align="start" style:justify-single-word="false" fo:keep-together="auto" fo:orphans="0" fo:widows="0" fo:text-indent="-0.762cm" style:auto-text-indent="false" fo:keep-with-next="always"/>
      <style:text-properties fo:font-variant="normal" fo:text-transform="none" fo:color="#000000" style:text-line-through-style="none" style:text-position="0% 100%" style:font-name="Arial1" fo:font-size="18pt" fo:font-style="normal" style:text-underline-style="none" fo:font-weight="bold" style:font-name-asian="Arial2" style:font-size-asian="18pt" style:font-style-asian="normal" style:font-weight-asian="bold" style:font-name-complex="Arial2" style:font-size-complex="18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7-10T14:57:01.62</dc:date>
    <meta:generator>OpenOffice/4.1.3$Win32 OpenOffice.org_project/413m1$Build-9783</meta:generator>
    <meta:editing-duration>PT28M45S</meta:editing-duration>
    <meta:editing-cycles>6</meta:editing-cycles>
    <meta:document-statistic meta:table-count="1" meta:image-count="0" meta:object-count="0" meta:page-count="2" meta:paragraph-count="38" meta:word-count="183" meta:character-count="1364"/>
  </office:meta>
</office:document-meta>
</file>